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44cm"/>
    </style:style>
    <style:style style:name="co13" style:family="table-column">
      <style:table-column-properties fo:break-before="auto" style:column-width="8.491cm"/>
    </style:style>
    <style:style style:name="co14" style:family="table-column">
      <style:table-column-properties fo:break-before="auto" style:column-width="13.282cm"/>
    </style:style>
    <style:style style:name="co15" style:family="table-column">
      <style:table-column-properties fo:break-before="auto" style:column-width="7.243cm"/>
    </style:style>
    <style:style style:name="co16" style:family="table-column">
      <style:table-column-properties fo:break-before="auto" style:column-width="7.602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16.039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7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subtract</text:p>
          </table:table-cell>
          <table:table-cell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office:value-type="string">
            <text:p>/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style-name="ce7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7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2"/>
          <table:table-cell/>
          <table:table-cell table:style-name="ce7"/>
          <table:table-cell office:value-type="string">
            <text:p>intersect</text:p>
          </table:table-cell>
          <table:table-cell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"/>
          <table:table-cell table:number-columns-repeated="2" office:value-type="string">
            <text:p>&lt;</text:p>
          </table:table-cell>
          <table:table-cell table:style-name="ce2" office:value-type="string">
            <text:p>compareTo</text:p>
          </table:table-cell>
          <table:table-cell office:value-type="string">
            <text:p>compareList</text:p>
          </table:table-cell>
          <table:table-cell office:value-type="string">
            <text:p>isSubset</text:p>
          </table:table-cell>
          <table:table-cell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office:value-type="string">
            <text:p>(Evaluator)</text:p>
          </table:table-cell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"/>
          <table:table-cell table:number-columns-repeated="2" office:value-type="string">
            <text:p>&l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"/>
          <table:table-cell office:value-type="string">
            <text:p>&gt;</text:p>
          </table:table-cell>
          <table:table-cell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"/>
          <table:table-cell table:number-columns-repeated="2"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" table:number-columns-repeated="3"/>
          <table:table-cell/>
          <table:table-cell office:value-type="string">
            <text:p>in (Evaluator)</text:p>
          </table:table-cell>
          <table:table-cell table:number-columns-repeated="3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" table:number-columns-repeated="3"/>
          <table:table-cell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4" table:default-cell-style-name="Default"/>
        <table:table-column table:style-name="co9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length()</text:p>
          </table:table-cell>
          <table:table-cell table:style-name="ce10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table:style-name="ce10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53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254"/>
        </table:table-row>
      </table:table>
      <table:table table:name="Test Status" table:style-name="ta1" table:print="false">
        <office:forms form:automatic-focus="false" form:apply-design-mode="false"/>
        <table:table-column table:style-name="co20" table:default-cell-style-name="Default"/>
        <table:table-column table:style-name="co9" table:default-cell-style-name="ce2"/>
        <table:table-column table:style-name="co9" table:default-cell-style-name="Default"/>
        <table:table-row table:style-name="ro1">
          <table:table-cell table:style-name="ce1" office:value-type="string">
            <text:p>Test status per 12 december 2008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Status</text:p>
          </table:table-cell>
          <table:table-cell office:value-type="string">
            <text:p>Comment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CallTests</text:p>
          </table:table-cell>
          <table:table-cell table:style-name="ce11"/>
          <table:table-cell/>
        </table:table-row>
        <table:table-row table:style-name="ro1">
          <table:table-cell office:value-type="string">
            <text:p>ComprehensionTests</text:p>
          </table:table-cell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8"/>
          <table:table-cell/>
        </table:table-row>
        <table:table-row table:style-name="ro1">
          <table:table-cell office:value-type="string">
            <text:p>DataTypeTests</text:p>
          </table:table-cell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8"/>
          <table:table-cell/>
        </table:table-row>
        <table:table-row table:style-name="ro1">
          <table:table-cell office:value-type="string">
            <text:p>PatternTests</text:p>
          </table:table-cell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number-columns-repeated="2"/>
        </table:table-row>
        <table:table-row table:style-name="ro1">
          <table:table-cell office:value-type="string">
            <text:p>StandardLibraryTests</text:p>
          </table:table-cell>
          <table:table-cell table:style-name="ce8"/>
          <table:table-cell/>
        </table:table-row>
        <table:table-row table:style-name="ro1">
          <table:table-cell office:value-type="string">
            <text:p>StatementTest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6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8-12-12T16:46:07</dc:date>
    <meta:editing-cycles>43</meta:editing-cycles>
    <meta:editing-duration>P3DT4H56M7S</meta:editing-duration>
    <meta:user-defined meta:name="Info 1"/>
    <meta:user-defined meta:name="Info 2"/>
    <meta:user-defined meta:name="Info 3"/>
    <meta:user-defined meta:name="Info 4"/>
    <meta:document-statistic meta:table-count="6" meta:cell-count="904"/>
  </office:meta>
</office:document-meta>
</file>